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A000001FAD37523B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a xlink:type="simple" xlink:href="https://www.blogger.com/u/3/#"><draw:frame draw:style-name="fr1" draw:name="Figura1" text:anchor-type="as-char" svg:width="13.388cm" svg:height="13.388cm" draw:z-index="0"><draw:image xlink:href="Pictures/10000000000001FA000001FAD37523BA.jpg" xlink:type="simple" xlink:show="embed" xlink:actuate="onLoad" draw:mime-type="image/jpeg"/></draw:frame></draw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7T15:32:56.370232528</meta:creation-date>
    <dc:date>2026-04-07T15:34:02.095159715</dc:date>
    <meta:editing-duration>PT1M6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